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DejaVu Sans3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800000" fo:font-weight="bold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4" style:family="paragraph" style:parent-style-name="Preformatted_20_Text">
      <style:paragraph-properties fo:background-color="#ffffff">
        <style:background-image/>
      </style:paragraph-properties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fo:background-color="transparent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fo:background-color="transparent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style:font-size-asian="10.5pt" style:font-weight-asian="bold" style:font-size-complex="12pt" style:font-weight-complex="bold"/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fo:background-color="transparent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style:font-size-asian="12pt" style:font-size-complex="12pt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fo:background-color="transparent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800080" fo:font-size="14pt" style:text-underline-style="none" fo:font-weight="bold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bold" fo:background-color="transparent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color="#99284c" fo:font-size="12pt" fo:font-weight="bold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fo:color="#bb7977" fo:font-size="14pt" fo:font-weight="bold" fo:background-color="transparent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background-color="#ffffff">
        <style:background-image/>
      </style:paragraph-properties>
      <style:text-properties fo:color="#800000" fo:font-size="12pt" fo:font-weight="bold" fo:background-color="transparent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color="#800000" fo:font-size="10pt" fo:font-weight="bold" fo:background-color="transparent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background-color="#ffffff" fo:padding="0.074cm" fo:border-left="none" fo:border-right="none" fo:border-top="none" fo:border-bottom="0.99pt solid #000000" style:join-border="false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background-color="#ffffff" fo:padding="0.074cm" fo:border-left="none" fo:border-right="none" fo:border-top="none" fo:border-bottom="0.99pt solid #000000" style:join-border="false">
        <style:background-image/>
      </style:paragraph-properties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background-color="#ffffff" fo:padding="0.074cm" fo:border-left="none" fo:border-right="none" fo:border-top="none" fo:border-bottom="0.99pt solid #000000" style:join-border="false">
        <style:background-image/>
      </style:paragraph-properties>
      <style:text-properties style:use-window-font-color="true" fo:font-size="12pt" fo:font-weight="normal" fo:background-color="transparent" style:font-size-asian="10.5pt" style:font-weight-asian="normal" style:font-size-complex="12pt" style:font-weight-complex="normal"/>
    </style:style>
    <style:style style:name="P32" style:family="paragraph" style:parent-style-name="Preformatted_20_Text">
      <style:paragraph-properties fo:background-color="#ffffff" fo:padding="0.074cm" fo:border-left="none" fo:border-right="none" fo:border-top="none" fo:border-bottom="0.99pt solid #000000" style:join-border="false">
        <style:background-image/>
      </style:paragraph-properties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background-color="#ffffff" fo:padding="0.074cm" fo:border-left="none" fo:border-right="none" fo:border-top="none" fo:border-bottom="0.99pt solid #000000" style:join-border="false">
        <style:background-image/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background-color="#ffffff" fo:padding="0.074cm" fo:border-left="none" fo:border-right="none" fo:border-top="none" fo:border-bottom="0.99pt solid #000000" style:join-border="false">
        <style:background-image/>
      </style:paragraph-properties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 style:parent-style-name="Preformatted_20_Text">
      <style:paragraph-properties fo:background-color="#ffffff" fo:padding="0.074cm" fo:border-left="none" fo:border-right="none" fo:border-top="none" fo:border-bottom="0.99pt solid #000000" style:join-border="false">
        <style:background-image/>
      </style:paragraph-properties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style:text-underline-style="none" style:font-size-asian="12pt" style:font-size-complex="12pt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1" style:family="paragraph" style:parent-style-name="Preformatted_20_Text">
      <style:paragraph-properties fo:background-color="#ffffff" fo:padding="0.074cm" fo:border-left="none" fo:border-right="none" fo:border-top="none" fo:border-bottom="0.99pt solid #000000" style:join-border="false">
        <style:background-image/>
      </style:paragraph-properties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background-color="#ffffff" fo:padding="0.074cm" fo:border-left="none" fo:border-right="none" fo:border-top="none" fo:border-bottom="0.99pt solid #000000" style:join-border="false">
        <style:background-image/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696969"/>
    </style:style>
    <style:style style:name="T2" style:family="text">
      <style:text-properties fo:color="#808030"/>
    </style:style>
    <style:style style:name="T3" style:family="text">
      <style:text-properties fo:color="#808030" fo:background-color="transparent"/>
    </style:style>
    <style:style style:name="T4" style:family="text">
      <style:text-properties fo:color="#808030" style:text-underline-style="none"/>
    </style:style>
    <style:style style:name="T5" style:family="text">
      <style:text-properties fo:color="#800000"/>
    </style:style>
    <style:style style:name="T6" style:family="text">
      <style:text-properties fo:color="#800000" fo:font-weight="bold"/>
    </style:style>
    <style:style style:name="T7" style:family="text">
      <style:text-properties fo:color="#800000" fo:background-color="transparent"/>
    </style:style>
    <style:style style:name="T8" style:family="text">
      <style:text-properties fo:color="#800000" style:text-underline-style="none" fo:font-weight="bold"/>
    </style:style>
    <style:style style:name="T9" style:family="text">
      <style:text-properties fo:color="#800000" style:text-underline-style="none" fo:font-weight="bold" style:font-weight-asian="bold" style:font-weight-complex="bold"/>
    </style:style>
    <style:style style:name="T10" style:family="text">
      <style:text-properties fo:color="#bb7977"/>
    </style:style>
    <style:style style:name="T11" style:family="text">
      <style:text-properties fo:color="#bb7977" fo:background-color="transparent"/>
    </style:style>
    <style:style style:name="T12" style:family="text">
      <style:text-properties fo:color="#bb7977" style:text-underline-style="none"/>
    </style:style>
    <style:style style:name="T13" style:family="text">
      <style:text-properties fo:color="#800080"/>
    </style:style>
    <style:style style:name="T14" style:family="text">
      <style:text-properties fo:color="#800080" fo:background-color="transparent"/>
    </style:style>
    <style:style style:name="T15" style:family="text">
      <style:text-properties fo:color="#800080" style:text-underline-style="none"/>
    </style:style>
    <style:style style:name="T16" style:family="text">
      <style:text-properties fo:color="#000000" fo:background-color="transparent"/>
    </style:style>
    <style:style style:name="T1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use-window-font-color="true" style:text-underline-style="none"/>
    </style:style>
    <style:style style:name="T19" style:family="text">
      <style:text-properties style:use-window-font-color="true" style:text-underline-style="none" fo:background-color="transparent"/>
    </style:style>
    <style:style style:name="T20" style:family="text">
      <style:text-properties fo:background-color="transparent"/>
    </style:style>
    <style:style style:name="T21" style:family="text">
      <style:text-properties fo:color="#0084d1" style:text-underline-style="none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size="12pt" style:text-underline-style="none" style:font-size-asian="12pt" style:font-size-complex="12pt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Visão Geral sobre lzRichEdit:</text:p>
      <text:p text:style-name="P1"/>
      <text:p text:style-name="P1">Esse componete foi criado para tentar solucionar ou pelo menos amenizar a falta de um componete editor Rich Text, esse componete funciona em duas plataformas Linux/Windows, e tem formas diferentes de funcionar em ambos OSs. O controle rich text no Windows é provido por uma biblioteca(API) e por isso é muito mais <office:annotation><dc:creator>Elson Junio G. Silva Silva</dc:creator><dc:date>2011-01-15T12:13:01</dc:date><text:p><text:span text:style-name="T27">uma vez que Rich Text foi desenvolvido pela MS não tem porque sua API funcionar mal.</text:span></text:p></office:annotation>rápida e eficaz do que a versão Linux. No Linux a leitura do arquivo rich text é fita pela RTFPars do FPC ou seja pela classe TRTFParser, com algumas alterações para suportar imagens, logo essa classe é um lenta para tratar arquivos rich text <office:annotation><dc:creator>Elson Junio G. Silva Silva</dc:creator><dc:date>2011-01-15T12:13:50</dc:date><text:p><text:span text:style-name="T27">tabelas e outros objetos</text:span></text:p></office:annotation>complexos, a versão para Linux suporta apenas formatação de texto, parágrafo e imagens e a Windows suporta tudo que o que o Ole e a API windows pode <office:annotation><dc:creator>Elson Junio G. Silva Silva</dc:creator><dc:date>2011-01-15T12:14:11</dc:date><text:p><text:span text:style-name="T27">exeto o que não implementei como links e outros...</text:span></text:p></office:annotation>oferecer.</text:p>
      <text:p text:style-name="P1"/>
      <text:p text:style-name="P1">type</text:p>
      <text:p text:style-name="P4"/>
      <text:p text:style-name="P5"><text:s text:c="2"/><text:span text:style-name="T1">{ TCustomlzRichEdit }</text:span></text:p>
      <text:p text:style-name="P4"/>
      <text:p text:style-name="P5"><text:s text:c="2"/>TCustomlzRichEdit <text:span text:style-name="T2">=</text:span> <text:span text:style-name="T6">class</text:span><text:span text:style-name="T2">(</text:span>TCustomMemo<text:span text:style-name="T2">)</text:span></text:p>
      <text:p text:style-name="P5"><text:span text:style-name="T22"><text:s text:c="4"/></text:span><text:a xlink:type="simple" xlink:href="#NumberingParams"><text:span text:style-name="T21">NumberingParams</text:span></text:a><text:a xlink:type="simple" xlink:href="#NumberingParams"><text:span text:style-name="T4">:</text:span></text:a><text:a xlink:type="simple" xlink:href="#NumberingParams"><text:span text:style-name="T22"> TNumberingParams</text:span></text:a><text:a xlink:type="simple" xlink:href="#NumberingParams"><text:span text:style-name="T15">;</text:span></text:a></text:p>
      <text:p text:style-name="P5"><text:span text:style-name="T22"><text:s text:c="4"/></text:span><text:a xlink:type="simple" xlink:href="#PlainText"><text:span text:style-name="T8">property</text:span></text:a><text:a xlink:type="simple" xlink:href="#PlainText"><text:span text:style-name="T22"> </text:span></text:a><text:a xlink:type="simple" xlink:href="#PlainText"><text:span text:style-name="T21">PlainText</text:span></text:a><text:a xlink:type="simple" xlink:href="#PlainText"><text:span text:style-name="T4">:</text:span></text:a><text:a xlink:type="simple" xlink:href="#PlainText"><text:span text:style-name="T22"> </text:span></text:a><text:a xlink:type="simple" xlink:href="#PlainText"><text:span text:style-name="T12">boolean;</text:span></text:a></text:p>
      <text:p text:style-name="P5"><text:span text:style-name="T22"><text:s text:c="4"/></text:span><text:a xlink:type="simple" xlink:href="#RichOle"><text:span text:style-name="T8">property</text:span></text:a><text:a xlink:type="simple" xlink:href="#RichOle"><text:span text:style-name="T22"> </text:span></text:a><text:a xlink:type="simple" xlink:href="#RichOle"><text:span text:style-name="T21">RichOle</text:span></text:a><text:a xlink:type="simple" xlink:href="#RichOle"><text:span text:style-name="T4">:</text:span></text:a><text:a xlink:type="simple" xlink:href="#RichOle"><text:span text:style-name="T22"> </text:span></text:a><text:a xlink:type="simple" xlink:href="#RichOle"><text:span text:style-name="T12">Pointer;</text:span></text:a></text:p>
      <text:p text:style-name="P5"><text:span text:style-name="T22"><text:s text:c="4"/></text:span><text:a xlink:type="simple" xlink:href="#ActiveRichOle"><text:span text:style-name="T8">property</text:span></text:a><text:a xlink:type="simple" xlink:href="#ActiveRichOle"><text:span text:style-name="T22"> </text:span></text:a><text:a xlink:type="simple" xlink:href="#ActiveRichOle"><text:span text:style-name="T21">ActiveRichOle</text:span></text:a><text:a xlink:type="simple" xlink:href="#ActiveRichOle"><text:span text:style-name="T4">:</text:span></text:a><text:a xlink:type="simple" xlink:href="#ActiveRichOle"><text:span text:style-name="T22"> </text:span></text:a><text:a xlink:type="simple" xlink:href="#ActiveRichOle"><text:span text:style-name="T12">boolean;</text:span></text:a></text:p>
      <text:p text:style-name="P5"><text:span text:style-name="T12"><text:s text:c="4"/></text:span><text:span text:style-name="T9">property</text:span><text:span text:style-name="T12"> </text:span><text:span text:style-name="T21">SelAttributes</text:span><text:span text:style-name="T12">: TTextAttributes read FSelAttributes;</text:span></text:p>
      <text:p text:style-name="P5"><text:span text:style-name="T12"><text:s text:c="4"/></text:span><text:span text:style-name="T9">property</text:span><text:span text:style-name="T12"> </text:span><text:span text:style-name="T21">Paragraph</text:span><text:span text:style-name="T12">: TParaAttributes read FParagraph; </text:span></text:p>
      <text:p text:style-name="P5"><text:span text:style-name="T22"><text:s text:c="4"/></text:span><text:a xlink:type="simple" xlink:href="#SetSelection"><text:span text:style-name="T8">procedure</text:span></text:a><text:a xlink:type="simple" xlink:href="#SetSelection"><text:span text:style-name="T22"> </text:span></text:a><text:a xlink:type="simple" xlink:href="#SetSelection"><text:span text:style-name="T21">SetSelection</text:span></text:a><text:a xlink:type="simple" xlink:href="#SetSelection"><text:span text:style-name="T4">(</text:span></text:a><text:a xlink:type="simple" xlink:href="#SetSelection"><text:span text:style-name="T18">StartPos</text:span></text:a><text:a xlink:type="simple" xlink:href="#SetSelection"><text:span text:style-name="T4">,</text:span></text:a><text:a xlink:type="simple" xlink:href="#SetSelection"><text:span text:style-name="T22"> </text:span></text:a><text:a xlink:type="simple" xlink:href="#SetSelection"><text:span text:style-name="T18">EndPos</text:span></text:a><text:a xlink:type="simple" xlink:href="#SetSelection"><text:span text:style-name="T4">:</text:span></text:a><text:a xlink:type="simple" xlink:href="#SetSelection"><text:span text:style-name="T22"> </text:span></text:a><text:a xlink:type="simple" xlink:href="#SetSelection"><text:span text:style-name="T12">integer</text:span></text:a><text:a xlink:type="simple" xlink:href="#SetSelection"><text:span text:style-name="T15">;</text:span></text:a><text:a xlink:type="simple" xlink:href="#SetSelection"><text:span text:style-name="T22"> </text:span></text:a><text:a xlink:type="simple" xlink:href="#SetSelection"><text:span text:style-name="T18">ScrollCaret</text:span></text:a><text:a xlink:type="simple" xlink:href="#SetSelection"><text:span text:style-name="T4">:</text:span></text:a><text:a xlink:type="simple" xlink:href="#SetSelection"><text:span text:style-name="T22"> </text:span></text:a><text:a xlink:type="simple" xlink:href="#SetSelection"><text:span text:style-name="T12">boolean</text:span></text:a><text:a xlink:type="simple" xlink:href="#SetSelection"><text:span text:style-name="T4">)</text:span></text:a><text:a xlink:type="simple" xlink:href="#SetSelection"><text:span text:style-name="T15">;</text:span></text:a></text:p>
      <text:p text:style-name="P5"><text:span text:style-name="T22"><text:s text:c="4"/></text:span><text:a xlink:type="simple" xlink:href="#SetTextAttributes"><text:span text:style-name="T8">procedure</text:span></text:a><text:a xlink:type="simple" xlink:href="#SetTextAttributes"><text:span text:style-name="T22"> </text:span></text:a><text:a xlink:type="simple" xlink:href="#SetTextAttributes"><text:span text:style-name="T21">SetTextAttributes</text:span></text:a><text:a xlink:type="simple" xlink:href="#SetTextAttributes"><text:span text:style-name="T4">(</text:span></text:a><text:a xlink:type="simple" xlink:href="#SetTextAttributes"><text:span text:style-name="T18">iSelStart</text:span></text:a><text:a xlink:type="simple" xlink:href="#SetTextAttributes"><text:span text:style-name="T4">,</text:span></text:a><text:a xlink:type="simple" xlink:href="#SetTextAttributes"><text:span text:style-name="T22"> </text:span></text:a><text:a xlink:type="simple" xlink:href="#SetTextAttributes"><text:span text:style-name="T18">iSelLength</text:span></text:a><text:a xlink:type="simple" xlink:href="#SetTextAttributes"><text:span text:style-name="T4">:</text:span></text:a><text:a xlink:type="simple" xlink:href="#SetTextAttributes"><text:span text:style-name="T22"> </text:span></text:a><text:a xlink:type="simple" xlink:href="#SetTextAttributes"><text:span text:style-name="T12">integer</text:span></text:a><text:a xlink:type="simple" xlink:href="#SetTextAttributes"><text:span text:style-name="T15">; </text:span></text:a><text:a xlink:type="simple" xlink:href="#SetTextAttributes"><text:span text:style-name="T8">const</text:span></text:a><text:a xlink:type="simple" xlink:href="#SetTextAttributes"><text:span text:style-name="T22"> </text:span></text:a><text:a xlink:type="simple" xlink:href="#SetTextAttributes"><text:span text:style-name="T18">TextParams</text:span></text:a><text:a xlink:type="simple" xlink:href="#SetTextAttributes"><text:span text:style-name="T4">:</text:span></text:a><text:a xlink:type="simple" xlink:href="#SetTextAttributes"><text:span text:style-name="T22"> </text:span></text:a><text:a xlink:type="simple" xlink:href="#SetTextAttributes"><text:span text:style-name="T18">TlzFontParams</text:span></text:a><text:a xlink:type="simple" xlink:href="#SetTextAttributes"><text:span text:style-name="T4">)</text:span></text:a><text:a xlink:type="simple" xlink:href="#SetTextAttributes"><text:span text:style-name="T15">;</text:span></text:a></text:p>
      <text:p text:style-name="P5"><text:span text:style-name="T22"><text:s text:c="4"/></text:span><text:a xlink:type="simple" xlink:href="#SetTextAttributes"><text:span text:style-name="T8">procedure</text:span></text:a><text:a xlink:type="simple" xlink:href="#SetTextAttributes"><text:span text:style-name="T22"> </text:span></text:a><text:a xlink:type="simple" xlink:href="#SetTextAttributes"><text:span text:style-name="T21">SetTextAttributes</text:span></text:a><text:a xlink:type="simple" xlink:href="#SetTextAttributes"><text:span text:style-name="T4">(</text:span></text:a><text:a xlink:type="simple" xlink:href="#SetTextAttributes"><text:span text:style-name="T18">iSelStart</text:span></text:a><text:a xlink:type="simple" xlink:href="#SetTextAttributes"><text:span text:style-name="T4">,</text:span></text:a><text:a xlink:type="simple" xlink:href="#SetTextAttributes"><text:span text:style-name="T22"> </text:span></text:a><text:a xlink:type="simple" xlink:href="#SetTextAttributes"><text:span text:style-name="T18">iSelLength</text:span></text:a><text:a xlink:type="simple" xlink:href="#SetTextAttributes"><text:span text:style-name="T4">:</text:span></text:a><text:a xlink:type="simple" xlink:href="#SetTextAttributes"><text:span text:style-name="T22"> </text:span></text:a><text:a xlink:type="simple" xlink:href="#SetTextAttributes"><text:span text:style-name="T12">integer</text:span></text:a><text:a xlink:type="simple" xlink:href="#SetTextAttributes"><text:span text:style-name="T15">; </text:span></text:a><text:a xlink:type="simple" xlink:href="#SetTextAttributes"><text:span text:style-name="T8">const</text:span></text:a><text:a xlink:type="simple" xlink:href="#SetTextAttributes"><text:span text:style-name="T22"> </text:span></text:a><text:a xlink:type="simple" xlink:href="#SetTextAttributes"><text:span text:style-name="T18">iFont</text:span></text:a><text:a xlink:type="simple" xlink:href="#SetTextAttributes"><text:span text:style-name="T4">:</text:span></text:a><text:a xlink:type="simple" xlink:href="#SetTextAttributes"><text:span text:style-name="T22"> </text:span></text:a><text:a xlink:type="simple" xlink:href="#SetTextAttributes"><text:span text:style-name="T18">TFont</text:span></text:a><text:a xlink:type="simple" xlink:href="#SetTextAttributes"><text:span text:style-name="T4">)</text:span></text:a><text:a xlink:type="simple" xlink:href="#SetTextAttributes"><text:span text:style-name="T15">;</text:span></text:a></text:p>
      <text:p text:style-name="P5"><text:span text:style-name="T22"><text:s text:c="4"/></text:span><text:a xlink:type="simple" xlink:href="#GetTextAttributes"><text:span text:style-name="T8">procedure</text:span></text:a><text:a xlink:type="simple" xlink:href="#GetTextAttributes"><text:span text:style-name="T22"> </text:span></text:a><text:a xlink:type="simple" xlink:href="#GetTextAttributes"><text:span text:style-name="T21">GetTextAttributes</text:span></text:a><text:a xlink:type="simple" xlink:href="#GetTextAttributes"><text:span text:style-name="T4">(</text:span></text:a><text:a xlink:type="simple" xlink:href="#GetTextAttributes"><text:span text:style-name="T18">Position</text:span></text:a><text:a xlink:type="simple" xlink:href="#GetTextAttributes"><text:span text:style-name="T4">:</text:span></text:a><text:a xlink:type="simple" xlink:href="#GetTextAttributes"><text:span text:style-name="T22"> </text:span></text:a><text:a xlink:type="simple" xlink:href="#GetTextAttributes"><text:span text:style-name="T12">integer</text:span></text:a><text:a xlink:type="simple" xlink:href="#GetTextAttributes"><text:span text:style-name="T15">;</text:span></text:a><text:a xlink:type="simple" xlink:href="#GetTextAttributes"><text:span text:style-name="T22"> </text:span></text:a><text:a xlink:type="simple" xlink:href="#GetTextAttributes"><text:span text:style-name="T8">var</text:span></text:a><text:a xlink:type="simple" xlink:href="#GetTextAttributes"><text:span text:style-name="T22"> </text:span></text:a><text:a xlink:type="simple" xlink:href="#GetTextAttributes"><text:span text:style-name="T19">Params</text:span></text:a><text:a xlink:type="simple" xlink:href="#GetTextAttributes"><text:span text:style-name="T4">:</text:span></text:a><text:a xlink:type="simple" xlink:href="#GetTextAttributes"><text:span text:style-name="T22"> </text:span></text:a><text:a xlink:type="simple" xlink:href="#GetTextAttributes"><text:span text:style-name="T18">TlzFontParams</text:span></text:a><text:a xlink:type="simple" xlink:href="#GetTextAttributes"><text:span text:style-name="T4">)</text:span></text:a><text:a xlink:type="simple" xlink:href="#GetTextAttributes"><text:span text:style-name="T15">;</text:span></text:a><text:span text:style-name="T22"> </text:span></text:p>
      <text:p text:style-name="P5"><text:span text:style-name="T22"><text:s text:c="4"/></text:span><text:a xlink:type="simple" xlink:href="#SetAlignment"><text:span text:style-name="T8">procedure</text:span></text:a><text:a xlink:type="simple" xlink:href="#SetAlignment"><text:span text:style-name="T22"> </text:span></text:a><text:a xlink:type="simple" xlink:href="#SetAlignment"><text:span text:style-name="T21">SetAlignment</text:span></text:a><text:a xlink:type="simple" xlink:href="#SetAlignment"><text:span text:style-name="T4">(</text:span></text:a><text:a xlink:type="simple" xlink:href="#SetAlignment"><text:span text:style-name="T18">iSelStart</text:span></text:a><text:a xlink:type="simple" xlink:href="#SetAlignment"><text:span text:style-name="T4">,</text:span></text:a><text:a xlink:type="simple" xlink:href="#SetAlignment"><text:span text:style-name="T22"> </text:span></text:a><text:a xlink:type="simple" xlink:href="#SetAlignment"><text:span text:style-name="T18">iSelLength</text:span></text:a><text:a xlink:type="simple" xlink:href="#SetAlignment"><text:span text:style-name="T4">:</text:span></text:a><text:a xlink:type="simple" xlink:href="#SetAlignment"><text:span text:style-name="T22"> </text:span></text:a><text:a xlink:type="simple" xlink:href="#SetAlignment"><text:span text:style-name="T12">integer</text:span></text:a><text:a xlink:type="simple" xlink:href="#SetAlignment"><text:span text:style-name="T15">;</text:span></text:a><text:a xlink:type="simple" xlink:href="#SetAlignment"><text:span text:style-name="T22"> </text:span></text:a><text:a xlink:type="simple" xlink:href="#SetAlignment"><text:span text:style-name="T18">iAlignment</text:span></text:a><text:a xlink:type="simple" xlink:href="#SetAlignment"><text:span text:style-name="T4">:</text:span></text:a><text:a xlink:type="simple" xlink:href="#SetAlignment"><text:span text:style-name="T22"> </text:span></text:a><text:a xlink:type="simple" xlink:href="#SetAlignment"><text:span text:style-name="T18">TlzRichEdit_Align</text:span></text:a><text:a xlink:type="simple" xlink:href="#SetAlignment"><text:span text:style-name="T4">)</text:span></text:a><text:a xlink:type="simple" xlink:href="#SetAlignment"><text:span text:style-name="T15">;</text:span></text:a></text:p>
      <text:p text:style-name="P5"><text:span text:style-name="T22"><text:s text:c="4"/></text:span><text:a xlink:type="simple" xlink:href="#GetAlignment"><text:span text:style-name="T8">procedure</text:span></text:a><text:a xlink:type="simple" xlink:href="#GetAlignment"><text:span text:style-name="T22"> </text:span></text:a><text:a xlink:type="simple" xlink:href="#GetAlignment"><text:span text:style-name="T21">GetAlignment</text:span></text:a><text:a xlink:type="simple" xlink:href="#GetAlignment"><text:span text:style-name="T4">(</text:span></text:a><text:a xlink:type="simple" xlink:href="#GetAlignment"><text:span text:style-name="T18">Position</text:span></text:a><text:a xlink:type="simple" xlink:href="#GetAlignment"><text:span text:style-name="T4">:</text:span></text:a><text:a xlink:type="simple" xlink:href="#GetAlignment"><text:span text:style-name="T22"> </text:span></text:a><text:a xlink:type="simple" xlink:href="#GetAlignment"><text:span text:style-name="T12">integer</text:span></text:a><text:a xlink:type="simple" xlink:href="#GetAlignment"><text:span text:style-name="T15">;</text:span></text:a><text:a xlink:type="simple" xlink:href="#GetAlignment"><text:span text:style-name="T22"> </text:span></text:a><text:a xlink:type="simple" xlink:href="#GetAlignment"><text:span text:style-name="T8">var</text:span></text:a><text:a xlink:type="simple" xlink:href="#GetAlignment"><text:span text:style-name="T22"> </text:span></text:a><text:a xlink:type="simple" xlink:href="#GetAlignment"><text:span text:style-name="T18">iAlignment</text:span></text:a><text:a xlink:type="simple" xlink:href="#GetAlignment"><text:span text:style-name="T4">:</text:span></text:a><text:a xlink:type="simple" xlink:href="#GetAlignment"><text:span text:style-name="T22"> </text:span></text:a><text:a xlink:type="simple" xlink:href="#GetAlignment"><text:span text:style-name="T18">TlzRichEdit_Align</text:span></text:a><text:a xlink:type="simple" xlink:href="#GetAlignment"><text:span text:style-name="T4">)</text:span></text:a><text:a xlink:type="simple" xlink:href="#GetAlignment"><text:span text:style-name="T15">;</text:span></text:a></text:p>
      <text:p text:style-name="P5"><text:span text:style-name="T22"><text:s text:c="4"/></text:span><text:a xlink:type="simple" xlink:href="#SetAlignment"><text:span text:style-name="T8">procedure</text:span></text:a><text:a xlink:type="simple" xlink:href="#SetAlignment"><text:span text:style-name="T22"> </text:span></text:a><text:a xlink:type="simple" xlink:href="#SetAlignment"><text:span text:style-name="T21">SetNumbering</text:span></text:a><text:a xlink:type="simple" xlink:href="#SetAlignment"><text:span text:style-name="T4">(</text:span></text:a><text:a xlink:type="simple" xlink:href="#SetAlignment"><text:span text:style-name="T18">N</text:span></text:a><text:a xlink:type="simple" xlink:href="#SetAlignment"><text:span text:style-name="T4">:</text:span></text:a><text:a xlink:type="simple" xlink:href="#SetAlignment"><text:span text:style-name="T22"> </text:span></text:a><text:a xlink:type="simple" xlink:href="#SetAlignment"><text:span text:style-name="T12">boolean</text:span></text:a><text:a xlink:type="simple" xlink:href="#SetAlignment"><text:span text:style-name="T4">)</text:span></text:a><text:a xlink:type="simple" xlink:href="#SetAlignment"><text:span text:style-name="T15">;</text:span></text:a></text:p>
      <text:p text:style-name="P5"><text:span text:style-name="T22"><text:s text:c="4"/></text:span><text:a xlink:type="simple" xlink:href="#GetNumbering"><text:span text:style-name="T8">function</text:span></text:a><text:a xlink:type="simple" xlink:href="#GetNumbering"><text:span text:style-name="T22"> </text:span></text:a><text:a xlink:type="simple" xlink:href="#GetNumbering"><text:span text:style-name="T21">GetNumbering</text:span></text:a><text:a xlink:type="simple" xlink:href="#GetNumbering"><text:span text:style-name="T4">:</text:span></text:a><text:a xlink:type="simple" xlink:href="#GetNumbering"><text:span text:style-name="T22"> </text:span></text:a><text:a xlink:type="simple" xlink:href="#GetNumbering"><text:span text:style-name="T12">boolean</text:span></text:a><text:a xlink:type="simple" xlink:href="#GetNumbering"><text:span text:style-name="T15">;</text:span></text:a></text:p>
      <text:p text:style-name="P5"><text:span text:style-name="T22"><text:s text:c="4"/></text:span><text:a xlink:type="simple" xlink:href="#GetNumbering"><text:span text:style-name="T8">function</text:span></text:a><text:a xlink:type="simple" xlink:href="#GetNumbering"><text:span text:style-name="T22"> </text:span></text:a><text:a xlink:type="simple" xlink:href="#GetNumbering"><text:span text:style-name="T21">GetNumbering</text:span></text:a><text:a xlink:type="simple" xlink:href="#GetNumbering"><text:span text:style-name="T4">(</text:span></text:a><text:a xlink:type="simple" xlink:href="#GetNumbering"><text:span text:style-name="T18">Position</text:span></text:a><text:a xlink:type="simple" xlink:href="#GetNumbering"><text:span text:style-name="T4">:</text:span></text:a><text:a xlink:type="simple" xlink:href="#GetNumbering"><text:span text:style-name="T22"> </text:span></text:a><text:a xlink:type="simple" xlink:href="#GetNumbering"><text:span text:style-name="T12">integer</text:span></text:a><text:a xlink:type="simple" xlink:href="#GetNumbering"><text:span text:style-name="T4">):</text:span></text:a><text:a xlink:type="simple" xlink:href="#GetNumbering"><text:span text:style-name="T22"> </text:span></text:a><text:a xlink:type="simple" xlink:href="#GetNumbering"><text:span text:style-name="T12">boolean</text:span></text:a><text:a xlink:type="simple" xlink:href="#GetNumbering"><text:span text:style-name="T15">;</text:span></text:a></text:p>
      <text:p text:style-name="P5"><text:span text:style-name="T22"><text:s text:c="4"/></text:span><text:a xlink:type="simple" xlink:href="#SetOffSetIndent"><text:span text:style-name="T8">procedure</text:span></text:a><text:a xlink:type="simple" xlink:href="#SetOffSetIndent"><text:span text:style-name="T22"> </text:span></text:a><text:a xlink:type="simple" xlink:href="#SetOffSetIndent"><text:span text:style-name="T21">SetOffSetIndent</text:span></text:a><text:a xlink:type="simple" xlink:href="#SetOffSetIndent"><text:span text:style-name="T4">(</text:span></text:a><text:a xlink:type="simple" xlink:href="#SetOffSetIndent"><text:span text:style-name="T18">iSelStart</text:span></text:a><text:a xlink:type="simple" xlink:href="#SetOffSetIndent"><text:span text:style-name="T4">,</text:span></text:a><text:a xlink:type="simple" xlink:href="#SetOffSetIndent"><text:span text:style-name="T22"> </text:span></text:a><text:a xlink:type="simple" xlink:href="#SetOffSetIndent"><text:span text:style-name="T18">iSelLength</text:span></text:a><text:a xlink:type="simple" xlink:href="#SetOffSetIndent"><text:span text:style-name="T4">:</text:span></text:a><text:a xlink:type="simple" xlink:href="#SetOffSetIndent"><text:span text:style-name="T22"> </text:span></text:a><text:a xlink:type="simple" xlink:href="#SetOffSetIndent"><text:span text:style-name="T12">integer</text:span></text:a><text:a xlink:type="simple" xlink:href="#SetOffSetIndent"><text:span text:style-name="T15">;</text:span></text:a><text:a xlink:type="simple" xlink:href="#SetOffSetIndent"><text:span text:style-name="T22"> I</text:span></text:a><text:a xlink:type="simple" xlink:href="#SetOffSetIndent"><text:span text:style-name="T4">:</text:span></text:a><text:a xlink:type="simple" xlink:href="#SetOffSetIndent"><text:span text:style-name="T22"> </text:span></text:a><text:a xlink:type="simple" xlink:href="#SetOffSetIndent"><text:span text:style-name="T12">integer</text:span></text:a><text:a xlink:type="simple" xlink:href="#SetOffSetIndent"><text:span text:style-name="T4">)</text:span></text:a><text:a xlink:type="simple" xlink:href="#SetOffSetIndent"><text:span text:style-name="T15">;</text:span></text:a></text:p>
      <text:p text:style-name="P5"><text:span text:style-name="T22"><text:s text:c="4"/></text:span><text:a xlink:type="simple" xlink:href="#GetOffSetIndent"><text:span text:style-name="T8">function</text:span></text:a><text:a xlink:type="simple" xlink:href="#GetOffSetIndent"><text:span text:style-name="T22"> </text:span></text:a><text:a xlink:type="simple" xlink:href="#GetOffSetIndent"><text:span text:style-name="T21">GetOffSetIndent</text:span></text:a><text:a xlink:type="simple" xlink:href="#GetOffSetIndent"><text:span text:style-name="T4">:</text:span></text:a><text:a xlink:type="simple" xlink:href="#GetOffSetIndent"><text:span text:style-name="T22"> </text:span></text:a><text:a xlink:type="simple" xlink:href="#GetOffSetIndent"><text:span text:style-name="T12">integer</text:span></text:a><text:a xlink:type="simple" xlink:href="#GetOffSetIndent"><text:span text:style-name="T15">;</text:span></text:a></text:p>
      <text:p text:style-name="P5"><text:span text:style-name="T22"><text:s text:c="4"/></text:span><text:a xlink:type="simple" xlink:href="#SetRightIndent"><text:span text:style-name="T8">procedure</text:span></text:a><text:a xlink:type="simple" xlink:href="#SetRightIndent"><text:span text:style-name="T22"> </text:span></text:a><text:a xlink:type="simple" xlink:href="#SetRightIndent"><text:span text:style-name="T21">SetRightIndent</text:span></text:a><text:a xlink:type="simple" xlink:href="#SetRightIndent"><text:span text:style-name="T4">(</text:span></text:a><text:a xlink:type="simple" xlink:href="#SetRightIndent"><text:span text:style-name="T18">iSelStart</text:span></text:a><text:a xlink:type="simple" xlink:href="#SetRightIndent"><text:span text:style-name="T4">,</text:span></text:a><text:a xlink:type="simple" xlink:href="#SetRightIndent"><text:span text:style-name="T22"> </text:span></text:a><text:a xlink:type="simple" xlink:href="#SetRightIndent"><text:span text:style-name="T18">iSelLength</text:span></text:a><text:a xlink:type="simple" xlink:href="#SetRightIndent"><text:span text:style-name="T4">:</text:span></text:a><text:a xlink:type="simple" xlink:href="#SetRightIndent"><text:span text:style-name="T22"> </text:span></text:a><text:a xlink:type="simple" xlink:href="#SetRightIndent"><text:span text:style-name="T12">integer</text:span></text:a><text:a xlink:type="simple" xlink:href="#SetRightIndent"><text:span text:style-name="T15">;</text:span></text:a><text:a xlink:type="simple" xlink:href="#SetRightIndent"><text:span text:style-name="T22"> I</text:span></text:a><text:a xlink:type="simple" xlink:href="#SetRightIndent"><text:span text:style-name="T4">:</text:span></text:a><text:a xlink:type="simple" xlink:href="#SetRightIndent"><text:span text:style-name="T22"> </text:span></text:a><text:a xlink:type="simple" xlink:href="#SetRightIndent"><text:span text:style-name="T12">integer</text:span></text:a><text:a xlink:type="simple" xlink:href="#SetRightIndent"><text:span text:style-name="T4">)</text:span></text:a><text:a xlink:type="simple" xlink:href="#SetRightIndent"><text:span text:style-name="T15">;</text:span></text:a></text:p>
      <text:p text:style-name="P5"><text:span text:style-name="T22"><text:s text:c="4"/></text:span><text:a xlink:type="simple" xlink:href="#SetRightIndent"><text:span text:style-name="T8">procedure</text:span></text:a><text:a xlink:type="simple" xlink:href="#SetRightIndent"><text:span text:style-name="T22"> </text:span></text:a><text:a xlink:type="simple" xlink:href="#SetRightIndent"><text:span text:style-name="T21">GetRightIndent</text:span></text:a><text:a xlink:type="simple" xlink:href="#SetRightIndent"><text:span text:style-name="T4">(</text:span></text:a><text:a xlink:type="simple" xlink:href="#SetRightIndent"><text:span text:style-name="T18">Position</text:span></text:a><text:a xlink:type="simple" xlink:href="#SetRightIndent"><text:span text:style-name="T4">:</text:span></text:a><text:a xlink:type="simple" xlink:href="#SetRightIndent"><text:span text:style-name="T22"> </text:span></text:a><text:a xlink:type="simple" xlink:href="#SetRightIndent"><text:span text:style-name="T12">integer</text:span></text:a><text:a xlink:type="simple" xlink:href="#SetRightIndent"><text:span text:style-name="T15">;</text:span></text:a><text:a xlink:type="simple" xlink:href="#SetRightIndent"><text:span text:style-name="T22"> </text:span></text:a><text:a xlink:type="simple" xlink:href="#SetRightIndent"><text:span text:style-name="T8">var</text:span></text:a><text:a xlink:type="simple" xlink:href="#SetRightIndent"><text:span text:style-name="T22"> I</text:span></text:a><text:a xlink:type="simple" xlink:href="#SetRightIndent"><text:span text:style-name="T4">:</text:span></text:a><text:a xlink:type="simple" xlink:href="#SetRightIndent"><text:span text:style-name="T22"> </text:span></text:a><text:a xlink:type="simple" xlink:href="#SetRightIndent"><text:span text:style-name="T12">integer</text:span></text:a><text:a xlink:type="simple" xlink:href="#SetRightIndent"><text:span text:style-name="T4">)</text:span></text:a><text:a xlink:type="simple" xlink:href="#SetRightIndent"><text:span text:style-name="T15">;</text:span></text:a></text:p>
      <text:p text:style-name="P5"><text:span text:style-name="T22"><text:s text:c="4"/></text:span><text:a xlink:type="simple" xlink:href="#SetRightIndent"><text:span text:style-name="T8">procedure</text:span></text:a><text:a xlink:type="simple" xlink:href="#SetRightIndent"><text:span text:style-name="T22"> </text:span></text:a><text:a xlink:type="simple" xlink:href="#SetRightIndent"><text:span text:style-name="T21">SetStartIndent</text:span></text:a><text:a xlink:type="simple" xlink:href="#SetRightIndent"><text:span text:style-name="T4">(</text:span></text:a><text:a xlink:type="simple" xlink:href="#SetRightIndent"><text:span text:style-name="T18">iSelStart</text:span></text:a><text:a xlink:type="simple" xlink:href="#SetRightIndent"><text:span text:style-name="T4">,</text:span></text:a><text:a xlink:type="simple" xlink:href="#SetRightIndent"><text:span text:style-name="T22"> </text:span></text:a><text:a xlink:type="simple" xlink:href="#SetRightIndent"><text:span text:style-name="T18">iSelLength</text:span></text:a><text:a xlink:type="simple" xlink:href="#SetRightIndent"><text:span text:style-name="T4">:</text:span></text:a><text:a xlink:type="simple" xlink:href="#SetRightIndent"><text:span text:style-name="T22"> </text:span></text:a><text:a xlink:type="simple" xlink:href="#SetRightIndent"><text:span text:style-name="T12">integer</text:span></text:a><text:a xlink:type="simple" xlink:href="#SetRightIndent"><text:span text:style-name="T15">;</text:span></text:a><text:a xlink:type="simple" xlink:href="#SetRightIndent"><text:span text:style-name="T22"> I</text:span></text:a><text:a xlink:type="simple" xlink:href="#SetRightIndent"><text:span text:style-name="T4">:</text:span></text:a><text:a xlink:type="simple" xlink:href="#SetRightIndent"><text:span text:style-name="T22"> </text:span></text:a><text:a xlink:type="simple" xlink:href="#SetRightIndent"><text:span text:style-name="T12">integer</text:span></text:a><text:a xlink:type="simple" xlink:href="#SetRightIndent"><text:span text:style-name="T4">)</text:span></text:a><text:a xlink:type="simple" xlink:href="#SetRightIndent"><text:span text:style-name="T15">;</text:span></text:a></text:p>
      <text:p text:style-name="P5"><text:span text:style-name="T22"><text:s text:c="4"/></text:span><text:a xlink:type="simple" xlink:href="#SetRightIndent"><text:span text:style-name="T8">procedure</text:span></text:a><text:a xlink:type="simple" xlink:href="#SetRightIndent"><text:span text:style-name="T22"> </text:span></text:a><text:a xlink:type="simple" xlink:href="#SetRightIndent"><text:span text:style-name="T21">GetStartIndent</text:span></text:a><text:a xlink:type="simple" xlink:href="#SetRightIndent"><text:span text:style-name="T4">(</text:span></text:a><text:a xlink:type="simple" xlink:href="#SetRightIndent"><text:span text:style-name="T18">Position</text:span></text:a><text:a xlink:type="simple" xlink:href="#SetRightIndent"><text:span text:style-name="T4">:</text:span></text:a><text:a xlink:type="simple" xlink:href="#SetRightIndent"><text:span text:style-name="T22"> </text:span></text:a><text:a xlink:type="simple" xlink:href="#SetRightIndent"><text:span text:style-name="T12">integer</text:span></text:a><text:a xlink:type="simple" xlink:href="#SetRightIndent"><text:span text:style-name="T15">;</text:span></text:a><text:a xlink:type="simple" xlink:href="#SetRightIndent"><text:span text:style-name="T22"> </text:span></text:a><text:a xlink:type="simple" xlink:href="#SetRightIndent"><text:span text:style-name="T8">var</text:span></text:a><text:a xlink:type="simple" xlink:href="#SetRightIndent"><text:span text:style-name="T22"> </text:span></text:a><text:a xlink:type="simple" xlink:href="#SetRightIndent"><text:span text:style-name="T18">I</text:span></text:a><text:a xlink:type="simple" xlink:href="#SetRightIndent"><text:span text:style-name="T4">:</text:span></text:a><text:a xlink:type="simple" xlink:href="#SetRightIndent"><text:span text:style-name="T22"> </text:span></text:a><text:a xlink:type="simple" xlink:href="#SetRightIndent"><text:span text:style-name="T12">integer</text:span></text:a><text:a xlink:type="simple" xlink:href="#SetRightIndent"><text:span text:style-name="T4">)</text:span></text:a><text:a xlink:type="simple" xlink:href="#SetRightIndent"><text:span text:style-name="T15">;</text:span></text:a></text:p>
      <text:p text:style-name="P5"><text:span text:style-name="T22"><text:s text:c="4"/></text:span><text:a xlink:type="simple" xlink:href="#InsertImage"><text:span text:style-name="T8">procedure</text:span></text:a><text:a xlink:type="simple" xlink:href="#InsertImage"><text:span text:style-name="T22"> </text:span></text:a><text:a xlink:type="simple" xlink:href="#InsertImage"><text:span text:style-name="T21">InsertImage</text:span></text:a><text:a xlink:type="simple" xlink:href="#InsertImage"><text:span text:style-name="T4">(</text:span></text:a><text:a xlink:type="simple" xlink:href="#InsertImage"><text:span text:style-name="T18">Position</text:span></text:a><text:a xlink:type="simple" xlink:href="#InsertImage"><text:span text:style-name="T4">:</text:span></text:a><text:a xlink:type="simple" xlink:href="#InsertImage"><text:span text:style-name="T22"> </text:span></text:a><text:a xlink:type="simple" xlink:href="#InsertImage"><text:span text:style-name="T12">integer</text:span></text:a><text:a xlink:type="simple" xlink:href="#InsertImage"><text:span text:style-name="T15">;</text:span></text:a><text:a xlink:type="simple" xlink:href="#InsertImage"><text:span text:style-name="T22"> </text:span></text:a><text:a xlink:type="simple" xlink:href="#InsertImage"><text:span text:style-name="T18">Image</text:span></text:a><text:a xlink:type="simple" xlink:href="#InsertImage"><text:span text:style-name="T4">:</text:span></text:a><text:a xlink:type="simple" xlink:href="#InsertImage"><text:span text:style-name="T22"> TPicture</text:span></text:a><text:a xlink:type="simple" xlink:href="#InsertImage"><text:span text:style-name="T4">)</text:span></text:a><text:a xlink:type="simple" xlink:href="#InsertImage"><text:span text:style-name="T15">;</text:span></text:a></text:p>
      <text:p text:style-name="P5"><text:span text:style-name="T22"><text:s text:c="4"/></text:span><text:a xlink:type="simple" xlink:href="#InsertImage"><text:span text:style-name="T8">function</text:span></text:a><text:a xlink:type="simple" xlink:href="#InsertImage"><text:span text:style-name="T22"> </text:span></text:a><text:a xlink:type="simple" xlink:href="#InsertImage"><text:span text:style-name="T21">GetImage</text:span></text:a><text:a xlink:type="simple" xlink:href="#InsertImage"><text:span text:style-name="T4">(</text:span></text:a><text:a xlink:type="simple" xlink:href="#InsertImage"><text:span text:style-name="T18">Position</text:span></text:a><text:a xlink:type="simple" xlink:href="#InsertImage"><text:span text:style-name="T4">:</text:span></text:a><text:a xlink:type="simple" xlink:href="#InsertImage"><text:span text:style-name="T22"> </text:span></text:a><text:a xlink:type="simple" xlink:href="#InsertImage"><text:span text:style-name="T12">integer</text:span></text:a><text:a xlink:type="simple" xlink:href="#InsertImage"><text:span text:style-name="T15">;</text:span></text:a><text:a xlink:type="simple" xlink:href="#InsertImage"><text:span text:style-name="T22"> </text:span></text:a><text:a xlink:type="simple" xlink:href="#InsertImage"><text:span text:style-name="T8">var</text:span></text:a><text:a xlink:type="simple" xlink:href="#InsertImage"><text:span text:style-name="T22"> </text:span></text:a><text:a xlink:type="simple" xlink:href="#InsertImage"><text:span text:style-name="T18">Image</text:span></text:a><text:a xlink:type="simple" xlink:href="#InsertImage"><text:span text:style-name="T4">:</text:span></text:a><text:a xlink:type="simple" xlink:href="#InsertImage"><text:span text:style-name="T22"> TPicture</text:span></text:a><text:a xlink:type="simple" xlink:href="#InsertImage"><text:span text:style-name="T4">):</text:span></text:a><text:a xlink:type="simple" xlink:href="#InsertImage"><text:span text:style-name="T22"> </text:span></text:a><text:a xlink:type="simple" xlink:href="#InsertImage"><text:span text:style-name="T12">boolean</text:span></text:a><text:a xlink:type="simple" xlink:href="#InsertImage"><text:span text:style-name="T15">;</text:span></text:a></text:p>
      <text:p text:style-name="P5"><text:span text:style-name="T15"><text:s text:c="4"/></text:span><text:span text:style-name="T9">function</text:span><text:span text:style-name="T15"> </text:span><text:span text:style-name="T21">GetRealTextBuf</text:span><text:span text:style-name="T15">:</text:span><text:span text:style-name="T23">String</text:span><text:span text:style-name="T15">;</text:span></text:p>
      <text:p text:style-name="P5"><text:span text:style-name="T22"><text:s text:c="4"/></text:span><text:a xlink:type="simple" xlink:href="#InsertPosLastChar"><text:span text:style-name="T8">procedure</text:span></text:a><text:a xlink:type="simple" xlink:href="#InsertPosLastChar"><text:span text:style-name="T22"> </text:span></text:a><text:a xlink:type="simple" xlink:href="#InsertPosLastChar"><text:span text:style-name="T21">InsertPosLastChar</text:span></text:a><text:a xlink:type="simple" xlink:href="#InsertPosLastChar"><text:span text:style-name="T4">(</text:span></text:a><text:a xlink:type="simple" xlink:href="#InsertPosLastChar"><text:span text:style-name="T8">const</text:span></text:a><text:a xlink:type="simple" xlink:href="#InsertPosLastChar"><text:span text:style-name="T22"> </text:span></text:a><text:a xlink:type="simple" xlink:href="#InsertPosLastChar"><text:span text:style-name="T18">UTF8Char</text:span></text:a><text:a xlink:type="simple" xlink:href="#InsertPosLastChar"><text:span text:style-name="T4">:</text:span></text:a><text:a xlink:type="simple" xlink:href="#InsertPosLastChar"><text:span text:style-name="T22"> TUTF8Char</text:span></text:a><text:a xlink:type="simple" xlink:href="#InsertPosLastChar"><text:span text:style-name="T4">)</text:span></text:a><text:a xlink:type="simple" xlink:href="#InsertPosLastChar"><text:span text:style-name="T15">;</text:span></text:a></text:p>
      <text:p text:style-name="P5"><text:span text:style-name="T22"><text:s text:c="4"/></text:span><text:a xlink:type="simple" xlink:href="#SaveToStream"><text:span text:style-name="T8">procedure</text:span></text:a><text:a xlink:type="simple" xlink:href="#SaveToStream"><text:span text:style-name="T22"> </text:span></text:a><text:a xlink:type="simple" xlink:href="#SaveToStream"><text:span text:style-name="T21">SaveToStream</text:span></text:a><text:a xlink:type="simple" xlink:href="#SaveToStream"><text:span text:style-name="T4">(</text:span></text:a><text:a xlink:type="simple" xlink:href="#SaveToStream"><text:span text:style-name="T18">Stream</text:span></text:a><text:a xlink:type="simple" xlink:href="#SaveToStream"><text:span text:style-name="T4">:</text:span></text:a><text:a xlink:type="simple" xlink:href="#SaveToStream"><text:span text:style-name="T22"> TStream</text:span></text:a><text:a xlink:type="simple" xlink:href="#SaveToStream"><text:span text:style-name="T4">)</text:span></text:a><text:a xlink:type="simple" xlink:href="#SaveToStream"><text:span text:style-name="T15">;</text:span></text:a></text:p>
      <text:p text:style-name="P5"><text:span text:style-name="T22"><text:s text:c="4"/></text:span><text:a xlink:type="simple" xlink:href="#SaveToStream"><text:span text:style-name="T8">procedure</text:span></text:a><text:a xlink:type="simple" xlink:href="#SaveToStream"><text:span text:style-name="T22"> </text:span></text:a><text:a xlink:type="simple" xlink:href="#SaveToStream"><text:span text:style-name="T21">LoadFromStream</text:span></text:a><text:a xlink:type="simple" xlink:href="#SaveToStream"><text:span text:style-name="T4">(</text:span></text:a><text:a xlink:type="simple" xlink:href="#SaveToStream"><text:span text:style-name="T18">Stream</text:span></text:a><text:a xlink:type="simple" xlink:href="#SaveToStream"><text:span text:style-name="T4">:</text:span></text:a><text:a xlink:type="simple" xlink:href="#SaveToStream"><text:span text:style-name="T22"> TStream</text:span></text:a><text:a xlink:type="simple" xlink:href="#SaveToStream"><text:span text:style-name="T4">)</text:span></text:a><text:a xlink:type="simple" xlink:href="#SaveToStream"><text:span text:style-name="T15">;</text:span></text:a></text:p>
      <text:p text:style-name="P2"><text:s text:c="2"/><text:span text:style-name="T6">end</text:span><text:span text:style-name="T13">;</text:span></text:p>
      <text:p text:style-name="P36"/>
      <text:p text:style-name="P6"><text:bookmark-start text:name="NumberingParams"/>NumberingParams<text:span text:style-name="T2">:</text:span> TNumberingParams<text:span text:style-name="T13">;</text:span><text:bookmark-end text:name="NumberingParams"/></text:p>
      <text:p text:style-name="P19"/>
      <text:p text:style-name="P11">NumberingParams é uma propriedade para formatar o marcador no Linux. Nele é preciso especificar o caractere que deverá ser incluso como marcador geralmente $B7 e os dados da fonte do marcador, esse parâmetro só é necessário no Linux.</text:p>
      <text:p text:style-name="P22"/>
      <text:p text:style-name="P14">Unit lzRichEditTypes</text:p>
      <text:p text:style-name="P22"/>
      <text:p text:style-name="P25">type</text:p>
      <text:p text:style-name="P5"><text:s text:c="2"/>TNumberingParams <text:span text:style-name="T2">=</text:span> <text:span text:style-name="T6">record</text:span></text:p>
      <text:p text:style-name="P5"><text:s text:c="4"/>NChar<text:span text:style-name="T2">:</text:span> TUTF8Char<text:span text:style-name="T13">;</text:span></text:p>
      <text:p text:style-name="P5"><text:s text:c="4"/>FontParams<text:span text:style-name="T2">:</text:span> TFontParams<text:span text:style-name="T13">;</text:span></text:p>
      <text:p text:style-name="P2"><text:s text:c="2"/><text:span text:style-name="T6">end</text:span><text:span text:style-name="T13">;</text:span></text:p>
      <text:p text:style-name="P31"/>
      <text:p text:style-name="P7"><text:bookmark-start text:name="PlainText"/>PlainText<text:span text:style-name="T2">:</text:span> <text:span text:style-name="T10">boolean;</text:span><text:bookmark-end text:name="PlainText"/></text:p>
      <text:p text:style-name="P11"/>
      <text:p text:style-name="P11">PlainText é uma propriedade para indicar o modo com que o lzRichEdit vai abrir ou salvar seu conteúdo (SaveToStream/LoadFromStream). Se PlainText estiver definido como False ele tratará os arquivos como arquivos Rich Text, se estiver definido como True ele tratará como texto puro.</text:p>
      <text:p text:style-name="P11"/>
      <text:p text:style-name="P31"/>
      <text:p text:style-name="P7"><text:bookmark-start text:name="RichOle"/>RichOle<text:span text:style-name="T2">:</text:span> <text:span text:style-name="T10">Pointer;</text:span><text:bookmark-end text:name="RichOle"/></text:p>
      <text:p text:style-name="P26"/>
      <text:p text:style-name="P18"><text:span text:style-name="T16">Essa propriedade é usada pelo</text:span><text:bookmark text:name="search"/><text:span text:style-name="T16"> Widget </text:span><text:span text:style-name="T16">para carregar o TRichOle(TIRichEditOleCallback), reponsável pelo suporte a imagens. Essa propriedade só é usada no Windows.</text:span></text:p>
      <text:p text:style-name="P10"/>
      <text:p text:style-name="P30"/>
      <text:p text:style-name="P6"><text:bookmark-start text:name="ActiveRichOle"/><text:span text:style-name="T20">ActiveRichOle</text:span><text:span text:style-name="T3">:</text:span><text:span text:style-name="T20"> </text:span><text:span text:style-name="T11">boolean;</text:span><text:bookmark-end text:name="ActiveRichOle"/></text:p>
      <text:p text:style-name="P26"/>
      <text:p text:style-name="P12">Essa propriedade indica se é ou não para fazer uso de objetos Ole, se ativo o Widget irá carregar TRichOle e o controle passará a suportar imagens, se falso TRichOle não será carregado. Essa propriedade só pode ser definida em tempo de desenho, em tempo de execulção ela não tem efeito. Essa propriedade só é usada no Windows.</text:p>
      <text:p text:style-name="P12"/>
      <text:p text:style-name="P12">Obs.: Existe um problema com Objetos Ole, ao destruir o componete a biblioteca Ole retorna um erro silencioso, que só é vizível no depurador.</text:p>
      <text:p text:style-name="P12"/>
      <text:p text:style-name="P32"><text:soft-page-break/></text:p>
      <text:p text:style-name="P6"><text:bookmark-start text:name="SetSelection"/><text:span text:style-name="T20">SetSelection</text:span><text:span text:style-name="T3">(</text:span><text:span text:style-name="T20">StartPos</text:span><text:span text:style-name="T3">,</text:span><text:span text:style-name="T20"> EndPos</text:span><text:span text:style-name="T3">:</text:span><text:span text:style-name="T20"> </text:span><text:span text:style-name="T11">integer</text:span><text:span text:style-name="T14">;</text:span><text:span text:style-name="T20"> ScrollCaret</text:span><text:span text:style-name="T3">:</text:span><text:span text:style-name="T20"> </text:span><text:span text:style-name="T11">boolean</text:span><text:span text:style-name="T3">)</text:span><text:span text:style-name="T14">;</text:span><text:bookmark-end text:name="SetSelection"/></text:p>
      <text:p text:style-name="P20"/>
      <text:p text:style-name="P12">Esta função seleciona o texto entre os StartPos e EndPos. Esta função só tem efeito no Windows.</text:p>
      <text:p text:style-name="P12"/>
      <text:p text:style-name="P32"/>
      <text:p text:style-name="P6"><text:bookmark-start text:name="SetTextAttributes"/>SetTextAttributes<text:span text:style-name="T2">(</text:span>iSelStart<text:span text:style-name="T2">,</text:span> iSelLength<text:span text:style-name="T2">:</text:span> <text:span text:style-name="T10">integer</text:span><text:span text:style-name="T13">; </text:span><text:span text:style-name="T5">const</text:span> TextParams<text:span text:style-name="T2">:</text:span> TlzFontParams<text:span text:style-name="T2">)</text:span><text:span text:style-name="T13">;</text:span><text:bookmark-end text:name="SetTextAttributes"/></text:p>
      <text:p text:style-name="P6"><text:span text:style-name="T20">SetTextAttributes</text:span><text:span text:style-name="T3">(</text:span><text:span text:style-name="T20">iSelStart</text:span><text:span text:style-name="T3">,</text:span><text:span text:style-name="T20"> iSelLength</text:span><text:span text:style-name="T3">:</text:span><text:span text:style-name="T20"> </text:span><text:span text:style-name="T11">integer</text:span><text:span text:style-name="T14">; </text:span><text:span text:style-name="T7">const</text:span><text:span text:style-name="T20"> iFont</text:span><text:span text:style-name="T3">:</text:span><text:span text:style-name="T20"> Tfont</text:span><text:span text:style-name="T3">)</text:span><text:span text:style-name="T14">;</text:span></text:p>
      <text:p text:style-name="P20"/>
      <text:p text:style-name="P12">Formata o texto entre <text:s/>iSelStart e <text:s/>iSelLength de acordo com TextParams ou iFont. ISelStart e iSelLength só tem efeito no Linux, no Windows é considerado o texto selecionado.</text:p>
      <text:p text:style-name="P12"/>
      <text:p text:style-name="P27"/>
      <text:p text:style-name="P15">Unit lzRichEdit</text:p>
      <text:p text:style-name="P28">type</text:p>
      <text:p text:style-name="P3"><text:s text:c="2"/>TlzFontParams <text:span text:style-name="T2">=</text:span> TFontParams<text:span text:style-name="T13">;</text:span></text:p>
      <text:p text:style-name="P27"/>
      <text:p text:style-name="P15">Unit lzRichEditTypes</text:p>
      <text:p text:style-name="P28">type</text:p>
      <text:p text:style-name="P9"><text:s text:c="2"/>TFontParams <text:span text:style-name="T2">=</text:span> <text:span text:style-name="T6">record</text:span></text:p>
      <text:p text:style-name="P9"><text:s text:c="4"/>Name<text:span text:style-name="T2">:</text:span> TFontName<text:span text:style-name="T13">;</text:span></text:p>
      <text:p text:style-name="P9"><text:s text:c="4"/>Size<text:span text:style-name="T2">:</text:span> <text:span text:style-name="T10">integer</text:span><text:span text:style-name="T13">;</text:span></text:p>
      <text:p text:style-name="P9"><text:s text:c="4"/>Color<text:span text:style-name="T2">:</text:span> TColor<text:span text:style-name="T13">;</text:span></text:p>
      <text:p text:style-name="P9"><text:s text:c="4"/>Style<text:span text:style-name="T2">:</text:span> TFontStyles<text:span text:style-name="T13">;</text:span></text:p>
      <text:p text:style-name="P3"><text:s text:c="2"/><text:span text:style-name="T6">end</text:span><text:span text:style-name="T13">;</text:span></text:p>
      <text:p text:style-name="P29"/>
      <text:p text:style-name="P6"><text:bookmark-start text:name="GetTextAttributes"/><text:span text:style-name="T20">GetTextAttributes</text:span><text:bookmark-end text:name="GetTextAttributes"/><text:span text:style-name="T3">(</text:span><text:span text:style-name="T20">Position</text:span><text:span text:style-name="T3">:</text:span><text:span text:style-name="T20"> </text:span><text:span text:style-name="T11">integer</text:span><text:span text:style-name="T14">;</text:span><text:span text:style-name="T20"> </text:span><text:span text:style-name="T7">var</text:span><text:span text:style-name="T20"> Params</text:span><text:span text:style-name="T3">:</text:span><text:span text:style-name="T20"> TlzFontParams</text:span><text:span text:style-name="T3">)</text:span><text:span text:style-name="T14">;</text:span></text:p>
      <text:p text:style-name="P12"/>
      <text:p text:style-name="P12">Recebe atributos do texto na Posição indicada por Position. Position só tem efeito no Linux, no Windows é considerado o valor de SelStart.</text:p>
      <text:p text:style-name="P12"/>
      <text:p text:style-name="P32"/>
      <text:p text:style-name="P6"><text:bookmark-start text:name="SetAlignment"/><text:span text:style-name="T20">SetAlignment</text:span><text:bookmark-end text:name="SetAlignment"/><text:span text:style-name="T3">(</text:span><text:span text:style-name="T20">iSelStart</text:span><text:span text:style-name="T3">,</text:span><text:span text:style-name="T20"> iSelLength</text:span><text:span text:style-name="T3">:</text:span><text:span text:style-name="T20"> </text:span><text:span text:style-name="T11">integer</text:span><text:span text:style-name="T14">;</text:span><text:span text:style-name="T20"> iAlignment</text:span><text:span text:style-name="T3">:</text:span><text:span text:style-name="T20"> TlzRichEdit_Align</text:span><text:span text:style-name="T3">)</text:span><text:span text:style-name="T14">;</text:span></text:p>
      <text:p text:style-name="P20"/>
      <text:p text:style-name="P13"><text:span text:style-name="T20">Define Alinhamendo do parágrafo de acordo com iAlignment, no windows iSelStart e iSelLength não tem efeito, é considerado a linha de SelStart. </text:span><text:span text:style-name="T20">No Linux o Alinhamento é feito pelo primeiro caractere mas todos os outros podem ter a propriedade de alinhamento.</text:span></text:p>
      <text:p text:style-name="P12"/>
      <text:p text:style-name="P32"/>
      <text:p text:style-name="P6"><text:bookmark-start text:name="GetAlignment"/><text:span text:style-name="T20">GetAlignment</text:span><text:bookmark-end text:name="GetAlignment"/><text:span text:style-name="T3">(</text:span><text:span text:style-name="T20">Position</text:span><text:span text:style-name="T3">:</text:span><text:span text:style-name="T20"> </text:span><text:span text:style-name="T11">integer</text:span><text:span text:style-name="T14">;</text:span><text:span text:style-name="T20"> </text:span><text:span text:style-name="T7">var</text:span><text:span text:style-name="T20"> iAlignment</text:span><text:span text:style-name="T3">:</text:span><text:span text:style-name="T20"> TlzRichEdit_Align</text:span><text:span text:style-name="T3">)</text:span><text:span text:style-name="T14">;</text:span></text:p>
      <text:p text:style-name="P20"/>
      <text:p text:style-name="P12">Recebe o olinhamento do caracter em Position. No Windows Position não tem efeito, é considerado o alinhamento da linha em SelStart.</text:p>
      <text:p text:style-name="P12"/>
      <text:p text:style-name="P32"/>
      <text:p text:style-name="P6"><text:bookmark-start text:name="SetNumbering"/><text:span text:style-name="T20">SetNumbering</text:span><text:bookmark-end text:name="SetNumbering"/><text:span text:style-name="T3">(</text:span><text:span text:style-name="T20">N</text:span><text:span text:style-name="T3">:</text:span><text:span text:style-name="T20"> </text:span><text:span text:style-name="T11">boolean</text:span><text:span text:style-name="T3">)</text:span><text:span text:style-name="T14">;</text:span></text:p>
      <text:p text:style-name="P20"/>
      <text:p text:style-name="P12">Ativa ou desativa um marcador, a posição é indicada pelo SelStart.</text:p>
      <text:p text:style-name="P12"/>
      <text:p text:style-name="P32"/>
      <text:p text:style-name="P6"><text:bookmark-start text:name="GetNumbering"/><text:span text:style-name="T20">GetNumbering</text:span><text:bookmark-end text:name="GetNumbering"/><text:span text:style-name="T3">:</text:span><text:span text:style-name="T20"> </text:span><text:span text:style-name="T11">boolean</text:span><text:span text:style-name="T14">;</text:span></text:p>
      <text:p text:style-name="P20"/>
      <text:p text:style-name="P12">Retorna True se o marcador estiver ativo na linha correspondente a SelStart.</text:p>
      <text:p text:style-name="P12"/>
      <text:p text:style-name="P32"/>
      <text:p text:style-name="P6"><text:bookmark-start text:name="SetOffSetIndent"/><text:span text:style-name="T20">SetOffSetIndent</text:span><text:bookmark-end text:name="SetOffSetIndent"/><text:span text:style-name="T3">(</text:span><text:span text:style-name="T20">iSelStart</text:span><text:span text:style-name="T3">,</text:span><text:span text:style-name="T20"> iSelLength</text:span><text:span text:style-name="T3">:</text:span><text:span text:style-name="T20"> </text:span><text:span text:style-name="T11">integer</text:span><text:span text:style-name="T14">;</text:span><text:span text:style-name="T20"> I</text:span><text:span text:style-name="T3">:</text:span><text:span text:style-name="T20"> </text:span><text:span text:style-name="T11">integer</text:span><text:span text:style-name="T3">)</text:span><text:span text:style-name="T14">;</text:span></text:p>
      <text:p text:style-name="P23"/>
      <text:p text:style-name="P12">Define identação do parágrafo. Esse procedimento só tem efeito no Windows.</text:p>
      <text:p text:style-name="P23"/>
      <text:p text:style-name="P34"/>
      <text:p text:style-name="P6"><text:bookmark-start text:name="GetOffSetIndent"/>GetOffSetIndent<text:bookmark-end text:name="GetOffSetIndent"/><text:span text:style-name="T2">:</text:span> <text:span text:style-name="T10">integer</text:span><text:span text:style-name="T13">;</text:span></text:p>
      <text:p text:style-name="P24"/>
      <text:p text:style-name="P13">Recebe identação do parágrafo. Essa função só tem efeito no Windows.</text:p>
      <text:p text:style-name="P13"/>
      <text:p text:style-name="P33"/>
      <text:p text:style-name="P6"><text:bookmark-start text:name="SetRightIndent"/>SetRightIndent<text:bookmark-end text:name="SetRightIndent"/><text:span text:style-name="T2">(</text:span>iSelStart<text:span text:style-name="T2">,</text:span> iSelLength<text:span text:style-name="T2">:</text:span> <text:span text:style-name="T10">integer</text:span><text:span text:style-name="T13">;</text:span> I<text:span text:style-name="T2">:</text:span> <text:span text:style-name="T10">integer</text:span><text:span text:style-name="T2">)</text:span><text:span text:style-name="T13">;</text:span></text:p>
      <text:p text:style-name="P6">GetRightIndent<text:span text:style-name="T2">(</text:span>Position<text:span text:style-name="T2">:</text:span> <text:span text:style-name="T10">integer</text:span><text:span text:style-name="T13">;</text:span> <text:span text:style-name="T5">var</text:span> I<text:span text:style-name="T2">:</text:span> <text:span text:style-name="T10">integer</text:span><text:span text:style-name="T2">)</text:span><text:span text:style-name="T13">;</text:span></text:p>
      <text:p text:style-name="P6">SetStartIndent<text:span text:style-name="T2">(</text:span>iSelStart<text:span text:style-name="T2">,</text:span> iSelLength<text:span text:style-name="T2">:</text:span> <text:span text:style-name="T10">integer</text:span><text:span text:style-name="T13">;</text:span> I<text:span text:style-name="T2">:</text:span> <text:span text:style-name="T10">integer</text:span><text:span text:style-name="T2">)</text:span><text:span text:style-name="T13">;</text:span></text:p>
      <text:p text:style-name="P6">GetStartIndent<text:span text:style-name="T2">(</text:span>Position<text:span text:style-name="T2">:</text:span> <text:span text:style-name="T10">integer</text:span><text:span text:style-name="T13">;</text:span> <text:span text:style-name="T5">var</text:span> I<text:span text:style-name="T2">:</text:span> <text:span text:style-name="T10">integer</text:span><text:span text:style-name="T2">)</text:span><text:span text:style-name="T13">;</text:span></text:p>
      <text:p text:style-name="P24"/>
      <text:p text:style-name="P13"><text:soft-page-break/>SetRightIndent e SetStartIndent define identação a direita e a esquerda respectivamente, iSelStart e iSelLength não tem efeito no Windows, é considerado a Linha de SelStart.</text:p>
      <text:p text:style-name="P13"/>
      <text:p text:style-name="P13">GetRightIndent e GetStartIndent recebem o valor de identação a direita e a esquerda respectivamente, Position não tem efeito no Windows, é considerado a Linha de SelStart.</text:p>
      <text:p text:style-name="P13"/>
      <text:p text:style-name="P33"/>
      <text:p text:style-name="P6"><text:bookmark-start text:name="InsertImage"/>InsertImage<text:bookmark-end text:name="InsertImage"/><text:span text:style-name="T2">(</text:span>Position<text:span text:style-name="T2">:</text:span> <text:span text:style-name="T10">integer</text:span><text:span text:style-name="T13">;</text:span> Image<text:span text:style-name="T2">:</text:span> TPicture<text:span text:style-name="T2">)</text:span><text:span text:style-name="T13">;</text:span></text:p>
      <text:p text:style-name="P6">GetImage<text:span text:style-name="T2">(</text:span>Position<text:span text:style-name="T2">:</text:span> <text:span text:style-name="T10">integer</text:span><text:span text:style-name="T13">;</text:span> <text:span text:style-name="T5">var</text:span> Image<text:span text:style-name="T2">:</text:span> TPicture<text:span text:style-name="T2">):</text:span> <text:span text:style-name="T10">boolean</text:span><text:span text:style-name="T13">;</text:span></text:p>
      <text:p text:style-name="P19"/>
      <text:p text:style-name="P13">InsertImage insere uma imagem na posição indicada por position. Este procedimento só funciona no Linux. Para inserir imagens no edito no Windows use a área de transferência.</text:p>
      <text:p text:style-name="P13"/>
      <text:p text:style-name="P13">GetImage recebe a imagem na posição indicada por Position. Este procedimento não funciona no Windows.</text:p>
      <text:p text:style-name="P13"/>
      <text:p text:style-name="P33"/>
      <text:p text:style-name="P6"><text:span text:style-name="T18">GetRealTextBuf</text:span><text:span text:style-name="T15">:</text:span><text:span text:style-name="T22">String</text:span><text:span text:style-name="T15">;</text:span></text:p>
      <text:p text:style-name="P21"/>
      <text:p text:style-name="P17"><text:span text:style-name="T24">Retorna o texto real no controle. </text:span><text:span text:style-name="T22">A sequência de caracteres retornada inclui o caractere $FFFC sempre que o buffer contém imagens incorporadas. Note que $FFFC pode ocorrer em texto normal, bem, por isso não é um indicador confiável de que uma imagem está no buffer.</text:span></text:p>
      <text:p text:style-name="P37"/>
      <text:p text:style-name="P41"/>
      <text:p text:style-name="P8"><text:bookmark-start text:name="InsertPosLastChar"/>InsertPosLastChar<text:bookmark-end text:name="InsertPosLastChar"/>(const UTF8Char: TUTF8Char);</text:p>
      <text:p text:style-name="P19"/>
      <text:p text:style-name="P13">Insere um caracter após o ultimo caracter em TlzRicEdit.Text sem perder formatação e outras características, é usado pelo RTFRead para inserir o textos lido de arquivos para dentro do controle. Este procedimento só funciona no Linux.</text:p>
      <text:p text:style-name="P16"/>
      <text:p text:style-name="P35"/>
      <text:p text:style-name="P6"><text:bookmark-start text:name="SaveToStream"/>SaveToStream<text:bookmark-end text:name="SaveToStream"/><text:span text:style-name="T2">(</text:span>Stream<text:span text:style-name="T2">:</text:span> TStream<text:span text:style-name="T2">)</text:span><text:span text:style-name="T13">;</text:span></text:p>
      <text:p text:style-name="P6">LoadFromStream<text:span text:style-name="T2">(</text:span>Stream<text:span text:style-name="T2">:</text:span> Tstream<text:span text:style-name="T2">)</text:span><text:span text:style-name="T13">;</text:span></text:p>
      <text:p text:style-name="P19"/>
      <text:p text:style-name="P6"><text:span text:style-name="T17">SaveToStream e </text:span><text:span text:style-name="T17">LoadFromStream </text:span><text:span text:style-name="T17">salva e faz leitura respectivamente do conteúdo de uma Tstream. O tratamento do conteúdo é feito de acordo com </text:span><text:a xlink:type="simple" xlink:href="#PlainText">PlainText</text:a><text:span text:style-name="T17">.</text:span></text:p>
      <text:p text:style-name="P33"/>
      <text:p text:style-name="P39"><text:span text:style-name="T22">SelAttributes</text:span></text:p>
      <text:p text:style-name="P13"/>
      <text:p text:style-name="P13">SelAttibutes é usado para alterar e receber estado de formatação do texto selecionado.</text:p>
      <text:p text:style-name="P33"/>
      <text:p text:style-name="P39"><text:span text:style-name="T22">Paragraph</text:span></text:p>
      <text:p text:style-name="P39"><text:span text:style-name="T26"/></text:p>
      <text:p text:style-name="P39"><text:span text:style-name="T26">Paragraph é usado para alterar e receber estado de formatação do parágrafo onde o cursor está.</text:span><text:span text:style-name="T22"> </text:span></text:p>
      <text:p text:style-name="P13"/>
      <text:p text:style-name="P13"/>
      <text:p text:style-name="P13"/>
      <text:p text:style-name="P13"/>
      <text:p text:style-name="P13">Elson Junio (elsonjunio@yahoo.com.b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/>
    <style:font-face style:name="DejaVu Sans3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3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son Junio G. Silva Silva</meta:initial-creator>
    <meta:creation-date>2011-01-15T08:26:53</meta:creation-date>
    <dc:date>2011-11-03T21:19:02</dc:date>
    <dc:creator>Elson Junio</dc:creator>
    <meta:editing-duration>PT3H54M42S</meta:editing-duration>
    <meta:editing-cycles>26</meta:editing-cycles>
    <meta:generator>LibreOffice/3.4$Linux LibreOffice_project/340m1$Build-302</meta:generator>
    <meta:document-statistic meta:table-count="0" meta:image-count="0" meta:object-count="0" meta:page-count="3" meta:paragraph-count="100" meta:word-count="979" meta:character-count="7532" meta:non-whitespace-character-count="6503"/>
  </office:meta>
</office:document-meta>
</file>